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18a5" officeooo:paragraph-rsid="000418a5"/>
    </style:style>
    <style:style style:name="P2" style:family="paragraph" style:parent-style-name="Standard">
      <style:paragraph-properties fo:text-align="start" style:justify-single-word="false"/>
      <style:text-properties officeooo:rsid="000418a5" officeooo:paragraph-rsid="000418a5"/>
    </style:style>
    <style:style style:name="P3" style:family="paragraph" style:parent-style-name="Standard">
      <style:paragraph-properties fo:text-align="center" style:justify-single-word="false"/>
      <style:text-properties fo:font-size="18pt" officeooo:rsid="000418a5" officeooo:paragraph-rsid="000418a5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officeooo:paragraph-rsid="000418a5"/>
    </style:style>
    <style:style style:name="P5" style:family="paragraph" style:parent-style-name="Standard">
      <style:paragraph-properties fo:text-align="start" style:justify-single-word="false"/>
      <style:text-properties officeooo:paragraph-rsid="000469b8"/>
    </style:style>
    <style:style style:name="P6" style:family="paragraph" style:parent-style-name="Standard">
      <style:paragraph-properties fo:text-align="start" style:justify-single-word="false"/>
      <style:text-properties officeooo:paragraph-rsid="0009e1e7"/>
    </style:style>
    <style:style style:name="P7" style:family="paragraph" style:parent-style-name="Standard">
      <style:paragraph-properties fo:text-align="start" style:justify-single-word="false"/>
      <style:text-properties officeooo:paragraph-rsid="000b4341"/>
    </style:style>
    <style:style style:name="P8" style:family="paragraph" style:parent-style-name="Standard">
      <style:paragraph-properties fo:text-align="start" style:justify-single-word="false"/>
      <style:text-properties officeooo:rsid="000469b8" officeooo:paragraph-rsid="000469b8"/>
    </style:style>
    <style:style style:name="P9" style:family="paragraph" style:parent-style-name="Standard">
      <style:paragraph-properties fo:text-align="start" style:justify-single-word="false"/>
      <style:text-properties officeooo:rsid="000469b8" officeooo:paragraph-rsid="00074d2b"/>
    </style:style>
    <style:style style:name="P10" style:family="paragraph" style:parent-style-name="Standard">
      <style:paragraph-properties fo:text-align="start" style:justify-single-word="false"/>
      <style:text-properties officeooo:rsid="00074d2b" officeooo:paragraph-rsid="00074d2b"/>
    </style:style>
    <style:style style:name="P11" style:family="paragraph" style:parent-style-name="Standard">
      <style:paragraph-properties fo:text-align="start" style:justify-single-word="false"/>
      <style:text-properties officeooo:rsid="0008d4ba" officeooo:paragraph-rsid="0008d4ba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418a5" officeooo:paragraph-rsid="000418a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469b8" officeooo:paragraph-rsid="000469b8" style:font-weight-asian="bold" style:font-weight-complex="bold"/>
    </style:style>
    <style:style style:name="T1" style:family="text">
      <style:text-properties officeooo:rsid="000418a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e1e7" style:font-weight-asian="bold" style:font-weight-complex="bold"/>
    </style:style>
    <style:style style:name="T5" style:family="text">
      <style:text-properties fo:font-weight="bold" officeooo:rsid="0008d4ba" style:font-weight-asian="bold" style:font-weight-complex="bold"/>
    </style:style>
    <style:style style:name="T6" style:family="text">
      <style:text-properties officeooo:rsid="000469b8"/>
    </style:style>
    <style:style style:name="T7" style:family="text">
      <style:text-properties officeooo:rsid="0008d4ba"/>
    </style:style>
    <style:style style:name="T8" style:family="text">
      <style:text-properties officeooo:rsid="0009e1e7"/>
    </style:style>
    <style:style style:name="T9" style:family="text">
      <style:text-properties officeooo:rsid="000b43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sign Document or Documentation</text:p>
      <text:p text:style-name="P1"/>
      <text:p text:style-name="P1"/>
      <text:p text:style-name="P8">Luca Martinelli</text:p>
      <text:p text:style-name="P5">GPR6600-S1 Documentation Explanation</text:p>
      <text:p text:style-name="P8">Repository: <text:a xlink:type="simple" xlink:href="https://github.com/SAEBerlinGameSupi/SAE_GPR_SubmissionExample" text:style-name="Internet_20_link" text:visited-style-name="Visited_20_Internet_20_Link">github.com/SAEBerlinGameSupi/SAE_GPR_SubmissionExample</text:a></text:p>
      <text:p text:style-name="P4"/>
      <text:p text:style-name="P4"/>
      <text:p text:style-name="P4"/>
      <text:p text:style-name="P4"/>
      <text:p text:style-name="P11"/>
      <text:p text:style-name="P4"><text:span text:style-name="T1">This documents is different based on the assignment, some will require a GDD (Game Design Document) while other will simply request a document for documentation.</text:span></text:p>
      <text:p text:style-name="P7"><text:span text:style-name="T9">Documentation </text:span><text:span text:style-name="T6">documents usually </text:span><text:span text:style-name="T9">should be short</text:span><text:span text:style-name="T6">. Being concise is beneficial.</text:span></text:p>
      <text:p text:style-name="P7"><text:span text:style-name="T6">Often explaining what your goals where and how you tried to achieve them is </text:span><text:span text:style-name="T9">better</text:span><text:span text:style-name="T6"> than describing the obvious behavior of the </text:span><text:span text:style-name="T9">executable</text:span><text:span text:style-name="T6">.</text:span></text:p>
      <text:p text:style-name="P6"><text:span text:style-name="T8">S</text:span><text:span text:style-name="T7">ubmit the documentation in </text:span><text:span text:style-name="T5">PDF format </text:span><text:span text:style-name="T4">[.pdf]</text:span><text:span text:style-name="T7"> (unless specified by the lecturer). .pages, .odt, .doc .ooxml or other editor-formats are not ok. </text:span></text:p>
      <text:p text:style-name="P6"><text:span text:style-name="T7">If a document is extremenly brief a .txt will often be accepted.</text:span></text:p>
      <text:p text:style-name="P9"/>
      <text:p text:style-name="P2">Here are some of the information that should be always included:</text:p>
      <text:p text:style-name="P2"/>
      <text:p text:style-name="P12">Author:</text:p>
      <text:p text:style-name="P2">Always specify who you are (Name is enough), <text:span text:style-name="T6">in a group project having one shared document is allowed, but it must include the names off all members of the group.</text:span></text:p>
      <text:p text:style-name="P2"/>
      <text:p text:style-name="P12">Purpose:</text:p>
      <text:p text:style-name="P2">Always specify what the document is for.</text:p>
      <text:p text:style-name="P2"/>
      <text:p text:style-name="P13">Links and references:</text:p>
      <text:p text:style-name="P8">If there are external elements that would help the understanding and grading of the projects, make sure to reference them. If you have a Git repository hosted online for the project always add a link in your documentation.</text:p>
      <text:p text:style-name="P2"/>
      <text:p text:style-name="P12">Resources:</text:p>
      <text:p text:style-name="P2">If you use any external resources like Asset Packs, Code from lectures, Code from practices, Algorithms from <text:span text:style-name="T2">stackoverflow.com</text:span> or similar always make sure to reference them here. </text:p>
      <text:p text:style-name="P2">If a reference is not specified the lecturer might fail you based on plagiarism/cheating.</text:p>
      <text:p text:style-name="P4"><text:span text:style-name="T1">It is OK (often good) to use external resources. BUT you need to have the appropriate rights and to credit accordingly. </text:span><text:span text:style-name="T6">Anything you did not make personally (or was provided by the lectures/practices) should be described here.</text:span></text:p>
      <text:p text:style-name="P8"/>
      <text:p text:style-name="P8"/>
      <text:p text:style-name="P13">Work distribution:</text:p>
      <text:p text:style-name="P8">In a group project make sure to clearly distinguish who did what. Git commit history is not enough, but it is a GOOD addition next to a short description.</text:p>
      <text:p text:style-name="P8"/>
      <text:p text:style-name="P8"/>
      <text:p text:style-name="P8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0T18:09:12.215000000</meta:creation-date>
    <dc:date>2021-01-20T18:37:18.337000000</dc:date>
    <meta:editing-duration>PT6M2S</meta:editing-duration>
    <meta:editing-cycles>6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22" meta:word-count="304" meta:character-count="1933" meta:non-whitespace-character-count="1649"/>
  </office:meta>
</office:document-meta>
</file>